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Courier 10 Pitch" svg:font-family="'Courier 10 Pitch'" style:font-adornments="Regular" style:font-pitch="fixed"/>
    <style:font-face style:name="Saved By Zero" svg:font-family="'Saved By Zero'" style:font-pitch="variable"/>
    <style:font-face style:name="Venus Rising" svg:font-family="'Venus Rising'" style:font-pitch="variable"/>
    <style:font-face style:name="Thorndale AMT" svg:font-family="'Thorndale AMT'" style:font-family-generic="roman" style:font-pitch="variable"/>
    <style:font-face style:name="Andale Sans" svg:font-family="'Andale Sans'" style:font-family-generic="swiss" style:font-pitch="variable"/>
    <style:font-face style:name="Andale Sans1" svg:font-family="'Andale Sans'" style:font-adornments="Corsivo Grassetto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la3" style:family="table">
      <style:table-properties style:width="26.517cm" fo:margin-left="0cm" fo:margin-right="0.005cm" table:align="margins" style:shadow="#808080 0.18cm 0.18cm" fo:keep-with-next="auto"/>
    </style:style>
    <style:style style:name="Tabella3.A" style:family="table-column">
      <style:table-column-properties style:column-width="2.036cm" style:rel-column-width="1162*"/>
    </style:style>
    <style:style style:name="Tabella3.B" style:family="table-column">
      <style:table-column-properties style:column-width="2.328cm" style:rel-column-width="1329*"/>
    </style:style>
    <style:style style:name="Tabella3.C" style:family="table-column">
      <style:table-column-properties style:column-width="6.375cm" style:rel-column-width="3639*"/>
    </style:style>
    <style:style style:name="Tabella3.D" style:family="table-column">
      <style:table-column-properties style:column-width="2.859cm" style:rel-column-width="1632*"/>
    </style:style>
    <style:style style:name="Tabella3.E" style:family="table-column">
      <style:table-column-properties style:column-width="2.725cm" style:rel-column-width="1555*"/>
    </style:style>
    <style:style style:name="Tabella3.F" style:family="table-column">
      <style:table-column-properties style:column-width="2.778cm" style:rel-column-width="1586*"/>
    </style:style>
    <style:style style:name="Tabella3.G" style:family="table-column">
      <style:table-column-properties style:column-width="2.805cm" style:rel-column-width="1601*"/>
    </style:style>
    <style:style style:name="Tabella3.H" style:family="table-column">
      <style:table-column-properties style:column-width="4.609cm" style:rel-column-width="2631*"/>
    </style:style>
    <style:style style:name="Tabella3.1" style:family="table-row">
      <style:table-row-properties fo:keep-together="always"/>
    </style:style>
    <style:style style:name="Tabella3.A1" style:family="table-cell">
      <style:table-cell-properties fo:background-color="#bddd8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H1" style:family="table-cell">
      <style:table-cell-properties fo:background-color="#bddd8d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none" fo:border-top="none" fo:border-bottom="0.05pt solid #000000"/>
    </style:style>
    <style:style style:name="Tabella3.E3" style:family="table-cell">
      <style:table-cell-properties fo:padding="0.097cm" fo:border-left="0.05pt solid #000000" fo:border-right="none" fo:border-top="none" fo:border-bottom="0.05pt solid #000000"/>
    </style:style>
    <style:style style:name="Tabella3.F3" style:family="table-cell">
      <style:table-cell-properties fo:padding="0.097cm" fo:border-left="0.05pt solid #000000" fo:border-right="none" fo:border-top="none" fo:border-bottom="0.05pt solid #000000"/>
    </style:style>
    <style:style style:name="Tabella3.G3" style:family="table-cell">
      <style:table-cell-properties fo:padding="0.097cm" fo:border-left="0.05pt solid #000000" fo:border-right="none" fo:border-top="none" fo:border-bottom="0.05pt solid #000000"/>
    </style:style>
    <style:style style:name="Tabella3.H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style:border-line-width-bottom="0.039cm 0.039cm 0.039cm" fo:padding="0.097cm" fo:border-left="0.05pt solid #000000" fo:border-right="0.05pt solid #000000" fo:border-top="none" fo:border-bottom="1.1pt double #000000"/>
    </style:style>
    <style:style style:name="P1" style:family="paragraph" style:parent-style-name="Header">
      <style:paragraph-properties>
        <style:tab-stops>
          <style:tab-stop style:position="7.964cm"/>
          <style:tab-stop style:position="9.001cm" style:type="center"/>
          <style:tab-stop style:position="26.723cm" style:type="right"/>
        </style:tab-stops>
      </style:paragraph-properties>
      <style:text-properties style:font-name="Andale Sans" fo:font-size="6pt" style:font-size-asian="6pt" style:font-size-complex="6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9" style:family="paragraph" style:parent-style-name="Standard">
      <style:text-properties style:text-underline-style="none" fo:font-weight="normal" style:font-weight-asian="normal" style:font-weight-complex="normal"/>
    </style:style>
    <style:style style:name="T1" style:family="text">
      <style:text-properties style:font-name="Venus Rising"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8pt" fo:font-style="normal" style:font-size-asian="8pt" style:font-style-asian="normal" style:font-size-complex="8pt" style:font-style-complex="normal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style:font-size-asian="10.5pt" style:font-size-complex="8pt"/>
    </style:style>
    <style:style style:name="T7" style:family="text">
      <style:text-properties style:font-name="DejaVu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8" style:family="text">
      <style:text-properties style:font-name="DejaVu Sans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DejaVu Sans" fo:font-size="12pt" style:font-size-asian="12pt" style:font-size-complex="12pt"/>
    </style:style>
    <style:style style:name="T10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Ruby_20_Value">data[:report_title]</text:span></text:h>
      <text:p text:style-name="Standard"><text:span text:style-name="Ruby_20_Value">data[:label_hash][:filtering_label]</text:span>: <text:span text:style-name="Ruby_20_Value">data[:date_from]</text:span> – <text:span text:style-name="Ruby_20_Value">data[:date_to]</text:span></text:p>
      <text:p text:style-name="P9"><text:span text:style-name="T9"/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header-rows>
          <table:table-row table:style-name="Tabella3.1">
            <table:table-cell table:style-name="Tabella3.A1" office:value-type="string">
              <text:p text:style-name="report_5f_data_5f_title">Date</text:p>
            </table:table-cell>
            <table:table-cell table:style-name="Tabella3.A1" office:value-type="string">
              <text:p text:style-name="report_5f_data_5f_title">Value (€)</text:p>
            </table:table-cell>
            <table:table-cell table:style-name="Tabella3.A1" office:value-type="string">
              <text:p text:style-name="report_5f_data_5f_title">Description</text:p>
            </table:table-cell>
            <table:table-cell table:style-name="Tabella3.A1" office:value-type="string">
              <text:p text:style-name="report_5f_data_5f_title">Category</text:p>
            </table:table-cell>
            <table:table-cell table:style-name="Tabella3.A1" office:value-type="string">
              <text:p text:style-name="report_5f_data_5f_title">Type</text:p>
            </table:table-cell>
            <table:table-cell table:style-name="Tabella3.A1" office:value-type="string">
              <text:p text:style-name="report_5f_data_5f_title">Payment</text:p>
            </table:table-cell>
            <table:table-cell table:style-name="Tabella3.A1" office:value-type="string">
              <text:p text:style-name="report_5f_data_5f_title">Check #</text:p>
            </table:table-cell>
            <table:table-cell table:style-name="Tabella3.H1" office:value-type="string">
              <text:p text:style-name="report_5f_data_5f_title">Notes</text:p>
            </table:table-cell>
          </table:table-row>
        </table:table-header-rows>
        <table:table-row table:style-name="Tabella3.1">
          <table:table-cell table:style-name="Tabella3.A2" table:number-columns-spanned="8" office:value-type="string">
            <text:p text:style-name="report_5f_data"><text:span text:style-name="Ruby_20_Code">data[:data_table].each {|r|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1">
          <table:table-cell table:style-name="Tabella3.A3" office:value-type="string">
            <text:p text:style-name="P6"><text:span text:style-name="Ruby_20_Value">r.date_entry</text:span></text:p>
          </table:table-cell>
          <table:table-cell table:style-name="Tabella3.B3" office:value-type="string">
            <text:p text:style-name="P7"><text:span text:style-name="Ruby_20_Value">r.entry_value</text:span></text:p>
          </table:table-cell>
          <table:table-cell table:style-name="Tabella3.C3" office:value-type="string">
            <text:p text:style-name="P6"><text:span text:style-name="Ruby_20_Value">r.description</text:span></text:p>
          </table:table-cell>
          <table:table-cell table:style-name="Tabella3.D3" office:value-type="string">
            <text:p text:style-name="P7"><text:span text:style-name="Ruby_20_Value">r.parent_le_account_row_type</text:span></text:p>
          </table:table-cell>
          <table:table-cell table:style-name="Tabella3.E3" office:value-type="string">
            <text:p text:style-name="P7"><text:span text:style-name="Ruby_20_Value">r.le_account_row_type</text:span></text:p>
          </table:table-cell>
          <table:table-cell table:style-name="Tabella3.F3" office:value-type="string">
            <text:p text:style-name="P7"><text:span text:style-name="Ruby_20_Value">r.le_account_payment_type</text:span></text:p>
          </table:table-cell>
          <table:table-cell table:style-name="Tabella3.G3" office:value-type="string">
            <text:p text:style-name="P7"><text:span text:style-name="Ruby_20_Value">r.check_number</text:span></text:p>
          </table:table-cell>
          <table:table-cell table:style-name="Tabella3.H3" office:value-type="string">
            <text:p text:style-name="P8"><text:span text:style-name="Ruby_20_Value">r.notes</text:span></text:p>
          </table:table-cell>
        </table:table-row>
        <table:table-row table:style-name="Tabella3.1">
          <table:table-cell table:style-name="Tabella3.A4" table:number-columns-spanned="8" office:value-type="string">
            <text:p text:style-name="report_5f_data"><text:span text:style-name="Ruby_20_Code">} if data[:data_table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"/>
    <style:font-face style:name="StarSymbol" svg:font-family="StarSymbol"/>
    <style:font-face style:name="Times" svg:font-family="Times"/>
    <style:font-face style:name="Courier 10 Pitch" svg:font-family="'Courier 10 Pitch'" style:font-adornments="Regular" style:font-pitch="fixed"/>
    <style:font-face style:name="Saved By Zero" svg:font-family="'Saved By Zero'" style:font-pitch="variable"/>
    <style:font-face style:name="Venus Rising" svg:font-family="'Venus Rising'" style:font-pitch="variable"/>
    <style:font-face style:name="Thorndale AMT" svg:font-family="'Thorndale AMT'" style:font-family-generic="roman" style:font-pitch="variable"/>
    <style:font-face style:name="Andale Sans" svg:font-family="'Andale Sans'" style:font-family-generic="swiss" style:font-pitch="variable"/>
    <style:font-face style:name="Andale Sans1" svg:font-family="'Andale Sans'" style:font-adornments="Corsivo Grassetto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n" fo:country="AU" style:letter-kerning="true" style:font-name-asian="DejaVu Sans1" style:font-size-asian="10.5pt" style:language-asian="it" style:country-asian="IT" style:font-name-complex="DejaVu Sans1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ndale Sans" fo:font-size="10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style:contextual-spacing="false" fo:text-indent="0cm" style:auto-text-indent="false"/>
    </style:style>
    <style:style style:name="report_5f_summary_5f_title" style:display-name="report_summary_title" style:family="paragraph" style:parent-style-name="Text_20_body">
      <style:paragraph-properties fo:margin-top="0cm" fo:margin-bottom="0cm" style:contextual-spacing="false" fo:text-align="start" style:justify-single-word="false"/>
      <style:text-properties fo:text-transform="capitalize" style:font-name="Andale Sans1" fo:font-size="10pt" fo:font-style="italic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report_5f_data_5f_title" style:display-name="report_data_title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Andale Sans" fo:font-size="8pt" fo:font-style="italic" fo:font-weight="bold" style:font-size-asian="9pt" style:font-style-asian="italic" style:font-weight-asian="normal" style:font-size-complex="9pt" style:font-style-complex="italic" style:font-weight-complex="normal"/>
    </style:style>
    <style:style style:name="report_5f_data" style:display-name="report_data" style:family="paragraph" style:parent-style-name="Text_20_body">
      <style:paragraph-properties fo:margin-top="0cm" fo:margin-bottom="0cm" style:contextual-spacing="false"/>
      <style:text-properties style:font-name="Andale Sans" fo:font-size="8pt" style:font-size-asian="9pt" style:font-size-complex="9pt"/>
    </style:style>
    <style:style style:name="report_5f_summary" style:display-name="report_summary" style:family="paragraph" style:parent-style-name="Text_20_body" style:master-page-name="">
      <style:paragraph-properties fo:margin-top="0cm" fo:margin-bottom="0cm" style:contextual-spacing="false" style:page-number="auto"/>
      <style:text-properties style:font-name="Thorndale AMT" fo:font-size="8pt" style:font-size-asian="8pt" style:font-size-complex="8pt"/>
    </style:style>
    <style:style style:name="Logo" style:family="paragraph" style:parent-style-name="Standard">
      <style:text-properties style:font-name="Saved By Zero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Logo_5f_slogan" style:display-name="Logo_slogan" style:family="paragraph" style:parent-style-name="Logo">
      <style:text-properties fo:font-size="8pt" fo:font-weight="normal" style:font-size-asian="8pt" style:font-weight-asian="normal" style:font-size-complex="8pt" style:font-weight-complex="normal"/>
    </style:style>
    <style:style style:name="report_5f_title" style:display-name="report_title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report_5f_company_5f_hdr" style:display-name="report_company_hdr" style:family="paragraph" style:parent-style-name="Standard">
      <style:text-properties style:font-name="Andale Sans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report_5f_customer_5f_hdr" style:display-name="report_customer_hdr" style:family="paragraph" style:parent-style-name="report_5f_company_5f_hdr">
      <style:paragraph-properties fo:margin="100%" fo:margin-left="7.915cm" fo:margin-right="-0.023cm" fo:margin-top="0cm" fo:margin-bottom="0.3cm" style:contextual-spacing="false" fo:text-indent="0cm" style:auto-text-indent="false" fo:background-color="transparent">
        <style:tab-stops>
          <style:tab-stop style:position="7.999cm"/>
        </style:tab-stops>
        <style:background-image/>
      </style:paragraph-properties>
      <style:text-properties fo:color="#000000" fo:font-size="10pt" fo:font-style="italic" style:font-size-asian="10pt" style:font-size-complex="10pt"/>
    </style:style>
    <style:style style:name="report_5f_italic_5f_notes" style:display-name="report_italic_notes" style:family="paragraph" style:parent-style-name="Standard">
      <style:text-properties style:font-name="Andale Sans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report_5f_date" style:display-name="report_date" style:family="paragraph" style:parent-style-name="Standard">
      <style:paragraph-properties fo:margin="100%" fo:margin-left="2.438cm" fo:margin-right="-0.023cm" fo:margin-top="0cm" fo:margin-bottom="0cm" style:contextual-spacing="false" fo:keep-together="always" fo:text-indent="-2.461cm" style:auto-text-indent="false" fo:keep-with-next="always">
        <style:tab-stops>
          <style:tab-stop style:position="1.005cm"/>
        </style:tab-stops>
      </style:paragraph-properties>
      <style:text-properties fo:font-size="12pt" style:font-size-asian="12pt" style:font-size-complex="12pt"/>
    </style:style>
    <style:style style:name="report_5f_grand_5f_total" style:display-name="report_grand_total" style:family="paragraph" style:parent-style-name="report_5f_summary_5f_title" style:master-page-name="">
      <style:paragraph-properties fo:margin="100%" fo:margin-left="0.009cm" fo:margin-right="0.273cm" fo:margin-top="0cm" fo:margin-bottom="0cm" style:contextual-spacing="false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fo:font-style="normal" style:text-underline-style="none"/>
    </style:style>
    <style:style style:name="report_5f_subtotal" style:display-name="report_subtotal" style:family="paragraph" style:parent-style-name="report_5f_grand_5f_total">
      <style:text-properties fo:font-variant="normal" fo:text-transform="none" fo:font-style="normal" fo:font-weight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Definition" style:family="text"/>
    <style:style style:name="Ruby_20_Code" style:display-name="Ruby Code" style:family="text">
      <style:text-properties style:use-window-font-color="true" style:font-name="Courier 10 Pitch" fo:font-size="10pt" fo:background-color="#ff8080" style:font-size-asian="10.5pt"/>
    </style:style>
    <style:style style:name="Ruby_20_Value" style:display-name="Ruby Value" style:family="text" style:parent-style-name="Ruby_20_Code">
      <style:text-properties style:font-name="Courier 10 Pitch" fo:background-color="#ccffff" style:font-size-asian="10.5pt"/>
    </style:style>
    <style:style style:name="Ruby_20_Literal" style:display-name="Ruby Literal" style:family="text" style:parent-style-name="Ruby_20_Code">
      <style:text-properties fo:background-color="#ffff99"/>
    </style:style>
    <style:style style:name="Ruby_20_Block" style:display-name="Ruby Block" style:family="text" style:parent-style-name="Ruby_20_Literal">
      <style:text-properties fo:background-color="#99ccff"/>
    </style:style>
    <style:style style:name="Bold" style:family="text">
      <style:text-properties fo:font-weight="bold" style:font-size-asian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7.964cm"/>
          <style:tab-stop style:position="9.001cm" style:type="center"/>
          <style:tab-stop style:position="26.723cm" style:type="right"/>
        </style:tab-stops>
      </style:paragraph-properties>
      <style:text-properties style:font-name="Andale Sans" fo:font-size="6pt" style:font-size-asian="6pt" style:font-size-complex="6pt"/>
    </style:style>
    <style:style style:name="MT1" style:family="text">
      <style:text-properties style:font-name="Venus Rising"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fo:font-style="normal" style:font-style-asian="normal" style:font-style-complex="normal"/>
    </style:style>
    <style:style style:name="MT4" style:family="text">
      <style:text-properties fo:font-size="8pt" fo:font-style="normal" style:font-size-asian="8pt" style:font-style-asian="normal" style:font-size-complex="8pt" style:font-style-complex="normal"/>
    </style:style>
    <style:page-layout style:name="Mpm1">
      <style:page-layout-properties fo:page-width="29.7cm" fo:page-height="21.001cm" style:num-format="1" style:print-orientation="landscape" fo:margin="1.499cm" fo:margin-top="1.499cm" fo:margin-bottom="1.499cm" fo:margin-left="1.499cm" fo:margin-right="1.499cm" fo:border-top="none" fo:border-bottom="0.99pt solid #000000" fo:border-left="none" fo:border-right="none" fo:padding="0.049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geX5</text:span><text:span text:style-name="MT2"> Account layout – </text:span><text:span text:style-name="MT2"><text:file-name text:display="name-and-extension">account_en.odt</text:file-name></text:span><text:span text:style-name="MT3"><text:tab/><text:tab/><text:tab/></text:span><text:span text:style-name="MT4"><text:page-number text:select-page="current">1</text:page-number></text:span><text:span text:style-name="MT4">/</text:span><text:span text:style-name="MT4"><text:page-count>1</text:page-count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03</meta:generator>
    <dc:title>Invoice</dc:title>
    <dc:description>(p) FASAR Software 1999-2007</dc:description>
    <dc:subject>Invoice</dc:subject>
    <meta:initial-creator>david</meta:initial-creator>
    <meta:creation-date>2007-07-22T19:53:30</meta:creation-date>
    <dc:date>2012-09-17T13:52:04</dc:date>
    <meta:keyword>agex4 invoice</meta:keyword>
    <dc:language>en-AU</dc:language>
    <meta:editing-cycles>354</meta:editing-cycles>
    <meta:editing-duration>P2DT20H38M31S</meta:editing-duration>
    <dc:creator>Stefano Alloro</dc:creator>
    <meta:document-statistic meta:table-count="1" meta:image-count="0" meta:object-count="0" meta:page-count="1" meta:paragraph-count="21" meta:word-count="34" meta:character-count="369" meta:non-whitespace-character-count="354"/>
    <meta:user-defined meta:name="Info 1"/>
    <meta:user-defined meta:name="Info 2"/>
    <meta:user-defined meta:name="Info 3"/>
    <meta:user-defined meta:name="Info 4"/>
  </office:meta>
</office:document-meta>
</file>